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158466" loext:opacity="100%" officeooo:rsid="0014d1d5" officeooo:paragraph-rsid="0014d1d5"/>
    </style:style>
    <style:style style:name="P2" style:family="paragraph" style:parent-style-name="Standard">
      <style:text-properties fo:color="#158466" loext:opacity="100%" officeooo:rsid="00164677" officeooo:paragraph-rsid="00164677"/>
    </style:style>
    <style:style style:name="P3" style:family="paragraph" style:parent-style-name="Standard">
      <style:text-properties fo:color="#158466" loext:opacity="100%" officeooo:rsid="00164677" officeooo:paragraph-rsid="00179b15"/>
    </style:style>
    <style:style style:name="P4" style:family="paragraph" style:parent-style-name="Standard">
      <style:text-properties fo:color="#158466" loext:opacity="100%" officeooo:rsid="00164677" officeooo:paragraph-rsid="00182e83"/>
    </style:style>
    <style:style style:name="P5" style:family="paragraph" style:parent-style-name="Standard">
      <style:text-properties officeooo:rsid="0014d1d5" officeooo:paragraph-rsid="0014d1d5"/>
    </style:style>
    <style:style style:name="P6" style:family="paragraph" style:parent-style-name="Standard">
      <style:text-properties officeooo:rsid="00164677" officeooo:paragraph-rsid="00164677"/>
    </style:style>
    <style:style style:name="P7" style:family="paragraph" style:parent-style-name="Standard">
      <style:text-properties officeooo:rsid="00179b15" officeooo:paragraph-rsid="00179b15"/>
    </style:style>
    <style:style style:name="P8" style:family="paragraph" style:parent-style-name="Standard">
      <style:text-properties fo:color="#000000" loext:opacity="100%" officeooo:rsid="00164677" officeooo:paragraph-rsid="00182e83"/>
    </style:style>
    <style:style style:name="T1" style:family="text">
      <style:text-properties officeooo:rsid="00164677"/>
    </style:style>
    <style:style style:name="T2" style:family="text">
      <style:text-properties officeooo:rsid="00174f24"/>
    </style:style>
    <style:style style:name="T3" style:family="text">
      <style:text-properties officeooo:rsid="0017609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9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tion 1: How does one compute the amino acid frequencies from a sequence?</text:p>
      <text:p text:style-name="P1"/>
      <text:p text:style-name="P2">The frequency is equal the occurrences of the certain aa divided by the total numbers of aa in a seqence.</text:p>
      <text:p text:style-name="Standard">Question 2: What amino acid appears to be the most/least frequent for your choice</text:p>
      <text:p text:style-name="Standard">of data set?</text:p>
      <text:p text:style-name="Standard"/>
      <text:p text:style-name="P1">I selected the set 1 hemn, and the p(W) is the least one and p(L) is the <text:span text:style-name="T1">most frequent with 11.1%.</text:span></text:p>
      <text:p text:style-name="P5"/>
      <text:p text:style-name="Standard">Question 3: There is a line in the graph, called “random”, at the frequency 5%.</text:p>
      <text:p text:style-name="Standard">Why 5%?</text:p>
      <text:p text:style-name="Standard"/>
      <text:p text:style-name="Standard">Question 4: How can one estimate P(α|β) from a sequence of amino acids?</text:p>
      <text:p text:style-name="P3">P(α|β) <text:span text:style-name="T3">= p(</text:span><text:span text:style-name="T4">β</text:span>/α)<text:span text:style-name="T5">p(</text:span>α<text:span text:style-name="T5">)</text:span>/<text:span text:style-name="T3">p(</text:span>β), <text:span text:style-name="T3">p(</text:span><text:span text:style-name="T4">β</text:span>/α) <text:span text:style-name="T5">could be big which turns out </text:span>P(α|β) <text:s/><text:span text:style-name="T5">high.</text:span></text:p>
      <text:p text:style-name="P7"/>
      <text:p text:style-name="P6"><text:span text:style-name="T2">Q</text:span>uestion 5: For your choice of amino acid to condition on, what amino acids</text:p>
      <text:p text:style-name="P6">appear to have the highest/smallest probability? Do you have any biological explanation?</text:p>
      <text:p text:style-name="P6"/>
      <text:p text:style-name="P6"/>
      <text:p text:style-name="P6">Question 6: What is the sum of all these probabilities, and why? (Hint: If unsure,</text:p>
      <text:p text:style-name="P6">use the Matlab function sum on the returned variable plett, i.e. sum(plett).)</text:p>
      <text:p text:style-name="P2"><text:s/><text:span text:style-name="T5">p = </text:span>0.999962962962966, </text:p>
      <text:p text:style-name="P6"/>
      <text:p text:style-name="P6">Question 7: Even if both P(α) and P(β) are relatively small, P(α|β) can be relatively</text:p>
      <text:p text:style-name="P6">high. Explain why!</text:p>
      <text:p text:style-name="P4">P(α|β) <text:span text:style-name="T3">= p(</text:span><text:span text:style-name="T4">β</text:span>/α)<text:span text:style-name="T5">p(</text:span>α<text:span text:style-name="T5">)</text:span>/<text:span text:style-name="T3">p(</text:span>β), <text:span text:style-name="T3">p(</text:span><text:span text:style-name="T4">β</text:span>/α) <text:span text:style-name="T5">could be big which turns out </text:span>P(α|β) <text:s/><text:span text:style-name="T5">high.</text:span></text:p>
      <text:p text:style-name="P4"/>
      <text:p text:style-name="P8">Question 8: Take one pair where P(α)P(β|α) &gt; P(α)P(β) and in your own words</text:p>
      <text:p text:style-name="P8">explain the meaning of this in terms of independent events.</text:p>
      <text:p text:style-name="P8">EA: P(E)P(A) = 0.005739 <text:s/>P(E)P(A|E) = 0.010262, </text:p>
      <text:p text:style-name="P8">GV: P(G)P(V) = 0.003132 <text:s/>P(G)P(V|G) = 0.006552,</text:p>
      <text:p text:style-name="P8"/>
      <text:p text:style-name="P8">Question 9: Suppose we were to produce random protein sequences (random but</text:p>
      <text:p text:style-name="P8">using the known frequencies P(α)) and then count the number of αβ pairs in</text:p>
      <text:p text:style-name="P8">these sequences. If you have the condition P(α)P(β|α) &lt; P(α)P(β) in your real</text:p>
      <text:p text:style-name="P8">sequences and also here count the number of αβ pairs. Would you expect to find</text:p>
      <text:p text:style-name="P8">more or less αβ pairs in the random sequences?</text:p>
      <text:p text:style-name="P8"/>
      <text:p text:style-name="P8">PL: P(P)P(L) = 0.004618 <text:s/>P(P)P(L|P) = 0.002831, </text:p>
      <text:p text:style-name="P8">MD: P(M)P(D) = 0.001163 <text:s/>P(M)P(D|M) = 0.001033</text:p>
      <text:p text:style-name="P8"/>
      <text:p text:style-name="P8">Question 10: Run the permutation test for αβ pairs from question 8. Can you</text:p>
      <text:p text:style-name="P8">confirm the previous findings using the results found by running permtest? Give</text:p>
      <text:p text:style-name="P8">an examp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09:07.526341777</meta:creation-date>
    <meta:generator>LibreOffice/7.3.4.2$Linux_X86_64 LibreOffice_project/30$Build-2</meta:generator>
    <dc:date>2022-09-02T14:37:14.010087937</dc:date>
    <meta:editing-duration>PT15M44S</meta:editing-duration>
    <meta:editing-cycles>3</meta:editing-cycles>
    <meta:document-statistic meta:table-count="0" meta:image-count="0" meta:object-count="0" meta:page-count="1" meta:paragraph-count="31" meta:word-count="342" meta:character-count="1965" meta:non-whitespace-character-count="1644"/>
  </office:meta>
</office:document-meta>
</file>